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cb7e0" officeooo:paragraph-rsid="001cb7e0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2006cd" officeooo:paragraph-rsid="002006c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2b3338" officeooo:paragraph-rsid="002b3338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e2f0f" officeooo:paragraph-rsid="001e2f0f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f4099" officeooo:paragraph-rsid="001f4099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f6306" officeooo:paragraph-rsid="001f6306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b48a" officeooo:paragraph-rsid="0024b48a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786a" officeooo:paragraph-rsid="0025786a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5786a" officeooo:paragraph-rsid="0025786a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68376" officeooo:paragraph-rsid="0026837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68376" officeooo:paragraph-rsid="00268376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517a" officeooo:paragraph-rsid="0027517a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7517a" officeooo:paragraph-rsid="0027517a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94537" officeooo:paragraph-rsid="00294537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9c3ad" officeooo:paragraph-rsid="0029c3ad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b3338" officeooo:paragraph-rsid="002b3338" style:font-weight-asian="bold" style:font-name-complex="Arial"/>
    </style:style>
    <style:style style:name="P23" style:family="paragraph" style:parent-style-name="Standard"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54c4" officeooo:paragraph-rsid="002154c4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f47b" officeooo:paragraph-rsid="0022f47b" style:font-size-asian="12pt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b48a" officeooo:paragraph-rsid="0024b48a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786a" officeooo:paragraph-rsid="0025786a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94537" officeooo:paragraph-rsid="00294537" style:font-size-asian="12pt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officeooo:rsid="002da52e" officeooo:paragraph-rsid="002da52e" style:font-name-complex="Arial"/>
    </style:style>
    <style:style style:name="T1" style:family="text">
      <style:text-properties officeooo:rsid="002418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Consultar Oferta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2">CU_1.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1">El circuito debe existir y estar en ofer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1">Se obtendrá información sobre la oferta del circu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2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>Propósito</text:p>
          </table:table-cell>
        </table:table-row>
        <table:table-row table:style-name="Tabla2.1">
          <table:table-cell table:style-name="Tabla2.A2" office:value-type="string">
            <text:p text:style-name="P26">Consultar la oferta de un circuito turístico</text:p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>Resumen</text:p>
          </table:table-cell>
        </table:table-row>
        <table:table-row table:style-name="Tabla3.1">
          <table:table-cell table:style-name="Tabla3.A2" office:value-type="string">
            <text:p text:style-name="P27">El Agente solicita consultar la oferta de un circuito, el sistema pide el nombre del mismo, lo busca entre los ofertados <text:span text:style-name="T1">y muestra la oferta al Agente.</text:span>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1</text:p>
          </table:table-cell>
          <table:table-cell table:style-name="Tabla4.B2" office:value-type="string">
            <text:p text:style-name="P13">Agente: Indica la al sistema que desea consultar la oferta de un circuito</text:p>
          </table:table-cell>
          <table:table-cell table:style-name="Tabla4.C2" office:value-type="string">
            <text:p text:style-name="P14">2</text:p>
          </table:table-cell>
          <table:table-cell table:style-name="Tabla4.D2" office:value-type="string">
            <text:p text:style-name="P15">Pide el nombre del circuito.</text:p>
          </table:table-cell>
        </table:table-row>
        <table:table-row table:style-name="Tabla4.1">
          <table:table-cell table:style-name="Tabla4.A3" office:value-type="string">
            <text:p text:style-name="P30">3</text:p>
          </table:table-cell>
          <table:table-cell table:style-name="Tabla4.B3" office:value-type="string">
            <text:p text:style-name="P15">Agente: Indica el nombre del circuito</text:p>
          </table:table-cell>
          <table:table-cell table:style-name="Tabla4.C3" office:value-type="string">
            <text:p text:style-name="P16">4</text:p>
          </table:table-cell>
          <table:table-cell table:style-name="Tabla4.D3" office:value-type="string">
            <text:p text:style-name="P17">Busca el circuito entre los ofertados</text:p>
          </table:table-cell>
        </table:table-row>
        <table:table-row table:style-name="Tabla4.1">
          <table:table-cell table:style-name="Tabla4.A4" office:value-type="string">
            <text:p text:style-name="P28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18">5</text:p>
          </table:table-cell>
          <table:table-cell table:style-name="Tabla4.D4" office:value-type="string">
            <text:p text:style-name="P19">Una vez encontrado muestra la oferta al Agente</text:p>
          </table:table-cell>
        </table:table-row>
        <table:table-row table:style-name="Tabla4.1">
          <table:table-cell table:style-name="Tabla4.A5" office:value-type="string">
            <text:p text:style-name="P28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9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28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8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8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8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8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8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1">4</text:p>
          </table:table-cell>
          <table:table-cell table:style-name="Tabla5.B2" office:value-type="string">
            <text:p text:style-name="P20">El sistema no encuentra el circuito entre los ofertados</text:p>
          </table:table-cell>
        </table:table-row>
        <table:table-row table:style-name="Tabla5.1">
          <table:table-cell table:style-name="Tabla5.A3" office:value-type="string">
            <text:p text:style-name="P28"/>
          </table:table-cell>
          <table:table-cell table:style-name="Tabla5.B3" office:value-type="string">
            <text:p text:style-name="P21">1. Informa al sistema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28"/>
          </table:table-cell>
          <table:table-cell table:style-name="Tabla5.B4" office:value-type="string">
            <text:p text:style-name="P8"/>
          </table:table-cell>
        </table:table-row>
      </table:table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2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2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>Comentarios</text:p>
          </table:table-cell>
        </table:table-row>
        <table:table-row table:style-name="Tabla7.2">
          <table:table-cell table:style-name="Tabla7.A2" office:value-type="string">
            <text:p text:style-name="P25"/>
          </table:table-cell>
        </table:table-row>
      </table:table>
      <text:p text:style-name="P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0:18.179454676</dc:date>
    <meta:editing-cycles>18</meta:editing-cycles>
    <meta:editing-duration>PT9M8S</meta:editing-duration>
    <meta:generator>LibreOffice/6.0.7.3$Linux_X86_64 LibreOffice_project/00m0$Build-3</meta:generator>
    <meta:document-statistic meta:table-count="7" meta:image-count="0" meta:object-count="0" meta:page-count="1" meta:paragraph-count="51" meta:word-count="164" meta:character-count="974" meta:non-whitespace-character-count="861"/>
  </office:meta>
</office:document-meta>
</file>